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2cm" draw:z-index="0"><draw:image xlink:href="../../odt/images/02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Экстраполя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799cm" draw:z-index="0"><draw:image xlink:href="../../odt/images/020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экстраполяцию нулевого порядка:</text:p>
            <text:p text:style-name="P4"><draw:frame draw:style-name="fr3" draw:name="Объект1" text:anchor-type="as-char" svg:width="2.986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где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– </text:span>значение выходного сигнала в текущий момент расчетного (модельного) времени,<draw:frame draw:style-name="fr3" draw:name="Объект3" text:anchor-type="as-char" svg:width="1.704cm" svg:height="0.564cm" draw:z-index="0"><draw:object xlink:href="./Object 3" xlink:type="simple" xlink:show="embed" xlink:actuate="onLoad"/><draw:image xlink:href="./ObjectReplacements/Object 3" xlink:type="simple" xlink:show="embed" xlink:actuate="onLoad"/></draw:frame>– значение входного сигнала в последний момент дискретизации<draw:frame draw:style-name="fr3" draw:name="Объект4" text:anchor-type="as-char" svg:width="1.037cm" svg:height="0.563cm" draw:z-index="0"><draw:object xlink:href="./Object 4" xlink:type="simple" xlink:show="embed" xlink:actuate="onLoad"/><draw:image xlink:href="./ObjectReplacements/Object 4" xlink:type="simple" xlink:show="embed" xlink:actuate="onLoad"/></draw:frame>. Дискретизация происходит с периодом<draw:frame draw:style-name="fr3" draw:name="Object1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3">который задается параметром блока.</text:span></text:p>
            <text:p text:style-name="Text_20_body"><text:span text:style-name="T1">Примечание</text:span>:</text:p>
            <text:p text:style-name="Text_20_body">Для правильной работы данного блока необходимо задать максимальный шаг интегрирования не больше, чем <draw:frame draw:style-name="fr3" draw:name="Object2" text:anchor-type="as-char" svg:width="1.326cm" svg:height="0.549cm" draw:z-index="0"><draw:object xlink:href="./Object 6" xlink:type="simple" xlink:show="embed" xlink:actuate="onLoad"/><draw:image xlink:href="./ObjectReplacements/Object 6" xlink:type="simple" xlink:show="embed" xlink:actuate="onLoad"/></draw:frame>.</text:p>
            <text:p text:style-name="Text_20_body">При интегрировании с постоянным шагом рекомендуется задать шаг таким, чтобы период квантования был кратен шагу интегрирования<draw:frame draw:style-name="fr3" draw:name="Object3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3">где </text:span><text:span text:style-name="T3"><draw:frame draw:style-name="fr3" draw:name="Object4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–</text:span><text:span text:style-name="T2"> </text:span><text:span text:style-name="T3">целое число и шаг интегрирования</text:span>.</text:p>
            <text:p text:style-name="Text_20_body"><text:span text:style-name="T4">Свойства</text:span>:</text:p>
            <text:list xml:id="list3056118756054077984" text:style-name="L1">
              <text:list-item>
                <text:p text:style-name="P5">Период квантования – период квантования расчёта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траполятор</dc:title>
    <dc:date>2012-03-30T16:33:08.96</dc:date>
    <meta:generator>OpenOffice_Beta/4.1.0$Win32 OpenOffice.org_project/410m14$Build-9760</meta:generator>
    <meta:editing-duration>PT2H24M38S</meta:editing-duration>
    <meta:editing-cycles>128</meta:editing-cycles>
    <meta:document-statistic meta:table-count="1" meta:image-count="2" meta:object-count="8" meta:page-count="1" meta:paragraph-count="14" meta:word-count="93" meta:character-count="66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y(t) = u(t[k]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u(t[k])</annotation>
  </semantics>
</math>
</file>

<file path=Object 4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</mrow>
    <annotation encoding="StarMath 5.0">t[k]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